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" fo:font-size="40pt" officeooo:rsid="001cea7d" officeooo:paragraph-rsid="001cea7d" style:font-size-asian="40pt" style:font-size-complex="40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Inter" fo:font-size="40pt" officeooo:rsid="001cea7d" officeooo:paragraph-rsid="001cea7d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SGE APP OPERATIONS MANUAL</text:p>
      <text:p text:style-name="P2">Starting the app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2:47:13.813506125</meta:creation-date>
    <dc:date>2024-06-19T22:56:05.694071149</dc:date>
    <meta:editing-duration>PT8M52S</meta:editing-duration>
    <meta:editing-cycles>1</meta:editing-cycles>
    <meta:document-statistic meta:table-count="0" meta:image-count="0" meta:object-count="0" meta:page-count="2" meta:paragraph-count="2" meta:word-count="7" meta:character-count="43" meta:non-whitespace-character-count="38"/>
    <meta:generator>LibreOffice/7.3.7.2$Linux_X86_64 LibreOffice_project/30$Build-2</meta:generator>
  </office:meta>
</office:document-meta>
</file>